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0f0c" officeooo:paragraph-rsid="00140f0c"/>
    </style:style>
    <style:style style:name="P2" style:family="paragraph" style:parent-style-name="Standard">
      <style:text-properties officeooo:paragraph-rsid="00198ca5"/>
    </style:style>
    <style:style style:name="P3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198ca5" officeooo:paragraph-rsid="00198ca5"/>
    </style:style>
    <style:style style:name="P4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1a890f" officeooo:paragraph-rsid="001a890f"/>
    </style:style>
    <style:style style:name="P5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1b9e13" officeooo:paragraph-rsid="001b9e13"/>
    </style:style>
    <style:style style:name="P6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220f46" officeooo:paragraph-rsid="00220f46"/>
    </style:style>
    <style:style style:name="P7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229346" officeooo:paragraph-rsid="00229346"/>
    </style:style>
    <style:style style:name="P8" style:family="paragraph" style:parent-style-name="Standard">
      <style:text-properties fo:font-variant="normal" fo:text-transform="none" fo:color="#000000" style:font-name="inherit" fo:font-size="10.5pt" fo:letter-spacing="normal" fo:font-style="normal" fo:font-weight="normal" officeooo:rsid="0025d90c" officeooo:paragraph-rsid="0025d90c"/>
    </style:style>
    <style:style style:name="P9" style:family="paragraph" style:parent-style-name="Standard">
      <style:text-properties officeooo:paragraph-rsid="0027bc5e"/>
    </style:style>
    <style:style style:name="P10" style:family="paragraph" style:parent-style-name="Text_20_body">
      <style:text-properties officeooo:rsid="0027bc5e" officeooo:paragraph-rsid="0027bc5e"/>
    </style:style>
    <style:style style:name="P11" style:family="paragraph" style:parent-style-name="Text_20_body">
      <style:text-properties officeooo:paragraph-rsid="002870ca"/>
    </style:style>
    <style:style style:name="P12" style:family="paragraph" style:parent-style-name="Text_20_body">
      <style:text-properties officeooo:rsid="0029b6e5" officeooo:paragraph-rsid="0029b6e5"/>
    </style:style>
    <style:style style:name="P13" style:family="paragraph" style:parent-style-name="Text_20_body">
      <style:text-properties officeooo:rsid="002add6b" officeooo:paragraph-rsid="002add6b"/>
    </style:style>
    <style:style style:name="P14" style:family="paragraph" style:parent-style-name="Text_20_body">
      <style:text-properties officeooo:rsid="002c7e47" officeooo:paragraph-rsid="002c7e47"/>
    </style:style>
    <style:style style:name="P15" style:family="paragraph" style:parent-style-name="Text_20_body">
      <style:text-properties officeooo:rsid="002f2768" officeooo:paragraph-rsid="002f2768"/>
    </style:style>
    <style:style style:name="T1" style:family="text">
      <style:text-properties fo:font-variant="normal" fo:text-transform="none" fo:color="#000000" style:font-name="inherit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inherit" fo:font-size="10.5pt" fo:letter-spacing="normal" fo:font-style="normal" fo:font-weight="normal" officeooo:rsid="0027bc5e"/>
    </style:style>
    <style:style style:name="T3" style:family="text">
      <style:text-properties fo:font-variant="normal" fo:text-transform="none" fo:color="#222426" style:font-name="Consolas" fo:font-size="9.75pt" fo:letter-spacing="normal" fo:font-style="normal" fo:font-weight="normal" fo:background-color="#eeeeee" loext:char-shading-value="0" loext:padding="0in" loext:border="none"/>
    </style:style>
    <style:style style:name="T4" style:family="text">
      <style:text-properties fo:font-variant="normal" fo:text-transform="none" fo:color="#222426" style:font-name="Consolas" fo:font-size="9.75pt" fo:letter-spacing="normal" fo:font-style="normal" fo:font-weight="normal" officeooo:rsid="002daf54" fo:background-color="#eeeeee" loext:char-shading-value="0" loext:padding="0in" loext:border="none"/>
    </style:style>
    <style:style style:name="T5" style:family="text">
      <style:text-properties officeooo:rsid="00198ca5"/>
    </style:style>
    <style:style style:name="T6" style:family="text">
      <style:text-properties officeooo:rsid="00229346"/>
    </style:style>
    <style:style style:name="T7" style:family="text">
      <style:text-properties officeooo:rsid="00244951"/>
    </style:style>
    <style:style style:name="T8" style:family="text">
      <style:text-properties officeooo:rsid="0027bc5e"/>
    </style:style>
    <style:style style:name="T9" style:family="text">
      <style:text-properties officeooo:rsid="002870ca"/>
    </style:style>
    <style:style style:name="T10" style:family="text">
      <style:text-properties officeooo:rsid="002c7f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useless package :pacman -Qdttq</text:p>
      <text:p text:style-name="P1">2.all done pacman- Qen</text:p>
      <text:p text:style-name="P2"><text:span text:style-name="T5">3.</text:span><text:span text:style-name="T1">export GIT_SSH_COMMAND="ssh -o KexAlgorithms=+diffie-hellman-group1-sha1"</text:span></text:p>
      <text:p text:style-name="P3"/>
      <text:p text:style-name="P4"><text:span text:style-name="T6">4.</text:span>Host 119.254.102.76</text:p>
      <text:p text:style-name="P4"><text:s text:c="4"/>KexAlgorithms +diffie-hellman-group1-sha1</text:p>
      <text:p text:style-name="P7">5.create activity</text:p>
      <text:p text:style-name="P7"/>
      <text:p text:style-name="P5">{"action":"activity_create","params": {"publish_type": "one", "begin_time": "00:00", "target_child": "0.5-1", "target_child_end": "1", "size": "5", "begin_date": "2016-01-06", "content": "&lt;p&gt;11&lt;/p&gt;", "latitude": "39.929986", "batch_begin_time": "10:05", "end_date": "2016-01-06", "poster": "http://www.izen.top:20004/media/poster/undefined/daa25984-b350-11e5-818b-5254b3b2fb7a.jpg", "visibility": "public", "addrcode": "120101", "address": "sdsd", "minute": ["05", "05"], "batch_end_time": "10:05", "name": "haha", "hour": ["10", "10"], "longitude": "116.395645", "summary": "11", "volunteer_number": "1", "end_time": "23:59", "target_child_begin": "0.5", "category_id": "5"},"sid": "4ef539a0-30ce-4e63-805e-911b3d88bb13"}</text:p>
      <text:p text:style-name="P5"/>
      <text:p text:style-name="P6"><text:span text:style-name="T7">6</text:span>.sudo nohup python -m SimpleHTTPServer 80 &amp;</text:p>
      <text:p text:style-name="P5"/>
      <text:p text:style-name="P8">7.insert into appkey (id,secure_key,type,name) values('11111111111111111111','yyyyyyyyyyyyyyyyyyyyyyyyyyyyyyyyyyyyyyyy','console','admin_key');</text:p>
      <text:p text:style-name="P9"><text:span text:style-name="T2">8.</text:span><text:span text:style-name="Source_20_Text"><text:span text:style-name="T3">echo fs.inotify.max_user_watches=524288 | sudo tee -a /etc/sysctl.conf &amp;&amp; sudo sysctl -p</text:span></text:span></text:p>
      <text:p text:style-name="P9"><text:span text:style-name="Source_20_Text"><text:span text:style-name="T3"><text:s text:c="4"/></text:span></text:span><text:span text:style-name="Source_20_Text"><text:span text:style-name="T4">use this to sovle anglar2 npm start error with light-server</text:span></text:span></text:p>
      <text:p text:style-name="P10">9.pacman -S pavucontrol; pavucontorl</text:p>
      <text:p text:style-name="P11"><text:span text:style-name="T8">10.sudo pacman -S libreoffice-zh-TW libreoffice-zh-CN</text:span><text:line-break/><text:span text:style-name="T9">11.export LANG=zh_CN.UTF-8</text:span></text:p>
      <text:p text:style-name="P12">12.my vpn account</text:p>
      <text:p text:style-name="P12"><text:s text:c="5"/>passwd: t3#z</text:p>
      <text:p text:style-name="P13">13.my qingcloud account</text:p>
      <text:p text:style-name="P13"><text:s text:c="6"/><text:a xlink:type="simple" xlink:href="mailto:99512373@qq.com" text:style-name="Internet_20_link" text:visited-style-name="Visited_20_Internet_20_Link">99512373@qq.com</text:a>#ewlalex</text:p>
      <text:p text:style-name="P13"><text:s text:c="6"/>t3#z</text:p>
      <text:p text:style-name="P14">14.hardoop hdfs <text:span text:style-name="T10">and spark</text:span></text:p>
      <text:p text:style-name="P15">15.change vim color scheme</text:p>
      <text:p text:style-name="P15"><text:s text:c="3"/>vim ~/.vimrc</text:p>
      <text:p text:style-name="P15"><text:s text:c="10"/>syntax on</text:p>
      <text:p text:style-name="P15"><text:s text:c="10"/>colorscheme desert</text:p>
      <text:p text:style-name="P15">save and qu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New Sung1" style:font-family-asian="'AR PL New Sung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4:03:18.069013146</meta:creation-date>
    <meta:editing-duration>PT9H53M47S</meta:editing-duration>
    <meta:editing-cycles>20</meta:editing-cycles>
    <meta:generator>LibreOffice/5.0.4.2$Linux_X86_64 LibreOffice_project/00m0$Build-2</meta:generator>
    <dc:date>2016-03-08T09:40:48.227321430</dc:date>
    <meta:document-statistic meta:table-count="0" meta:image-count="0" meta:object-count="0" meta:page-count="1" meta:paragraph-count="24" meta:word-count="141" meta:character-count="1612" meta:non-whitespace-character-count="1447"/>
  </office:meta>
</office:document-meta>
</file>